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9 月 底" calcext:value-type="string" table:number-columns-spanned="11" table:number-rows-spanned="1">
            <text:p><text:s text:c="4"/>中 華 民 國 98 年 9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86441" calcext:value-type="float">
            <text:p><text:s text:c="3"/>23,086,441</text:p>
          </table:table-cell>
          <table:table-cell table:style-name="ce15" office:value-type="float" office:value="1007169" calcext:value-type="float">
            <text:p><text:s text:c="3"/>1,007,169</text:p>
          </table:table-cell>
          <table:table-cell table:style-name="ce25" office:value-type="float" office:value="4.36" calcext:value-type="float">
            <text:p><text:s text:c="3"/>4.36</text:p>
          </table:table-cell>
          <table:table-cell table:style-name="ce15" office:value-type="float" office:value="1459558" calcext:value-type="float">
            <text:p><text:s text:c="3"/>1,459,558</text:p>
          </table:table-cell>
          <table:table-cell table:style-name="ce25" office:value-type="float" office:value="6.32" calcext:value-type="float">
            <text:p><text:s text:c="3"/>6.32</text:p>
          </table:table-cell>
          <table:table-cell table:style-name="ce15" office:value-type="float" office:value="2840759" calcext:value-type="float">
            <text:p><text:s text:c="3"/>2,840,759</text:p>
          </table:table-cell>
          <table:table-cell table:style-name="ce25" office:value-type="float" office:value="12.3" calcext:value-type="float">
            <text:p><text:s text:c="3"/>12.30</text:p>
          </table:table-cell>
          <table:table-cell table:style-name="ce32" office:value-type="float" office:value="1936119" calcext:value-type="float">
            <text:p><text:s text:c="3"/>1,936,119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39" office:value-type="float" office:value="17660593" calcext:value-type="float">
            <text:p><text:s text:c="3"/>17,660,593</text:p>
          </table:table-cell>
          <table:table-cell table:style-name="ce25" office:value-type="float" office:value="76.5" calcext:value-type="float">
            <text:p><text:s text:c="3"/>76.50</text:p>
          </table:table-cell>
          <table:table-cell table:style-name="ce39" office:value-type="float" office:value="2440507" calcext:value-type="float">
            <text:p><text:s text:c="3"/>2,440,507</text:p>
          </table:table-cell>
          <table:table-cell table:style-name="ce50" office:value-type="float" office:value="10.57" calcext:value-type="float">
            <text:p><text:s text:c="3"/>10.5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84669" calcext:value-type="float">
            <text:p><text:s text:c="3"/>22,984,669</text:p>
          </table:table-cell>
          <table:table-cell table:style-name="ce16" office:value-type="float" office:value="1002020" calcext:value-type="float">
            <text:p><text:s text:c="3"/>1,002,020</text:p>
          </table:table-cell>
          <table:table-cell table:style-name="ce25" office:value-type="float" office:value="4.36" calcext:value-type="float">
            <text:p><text:s text:c="3"/>4.36</text:p>
          </table:table-cell>
          <table:table-cell table:style-name="ce16" office:value-type="float" office:value="1452750" calcext:value-type="float">
            <text:p><text:s text:c="3"/>1,452,750</text:p>
          </table:table-cell>
          <table:table-cell table:style-name="ce25" office:value-type="float" office:value="6.32" calcext:value-type="float">
            <text:p><text:s text:c="3"/>6.32</text:p>
          </table:table-cell>
          <table:table-cell table:style-name="ce16" office:value-type="float" office:value="2829614" calcext:value-type="float">
            <text:p><text:s text:c="3"/>2,829,614</text:p>
          </table:table-cell>
          <table:table-cell table:style-name="ce25" office:value-type="float" office:value="12.31" calcext:value-type="float">
            <text:p><text:s text:c="3"/>12.31</text:p>
          </table:table-cell>
          <table:table-cell table:style-name="ce33" office:value-type="float" office:value="1929655" calcext:value-type="float">
            <text:p><text:s text:c="3"/>1,929,655</text:p>
          </table:table-cell>
          <table:table-cell table:style-name="ce25" office:value-type="float" office:value="8.4" calcext:value-type="float">
            <text:p><text:s text:c="3"/>8.40</text:p>
          </table:table-cell>
          <table:table-cell table:style-name="ce40" office:value-type="float" office:value="17579342" calcext:value-type="float">
            <text:p><text:s text:c="3"/>17,579,342</text:p>
          </table:table-cell>
          <table:table-cell table:style-name="ce25" office:value-type="float" office:value="76.48" calcext:value-type="float">
            <text:p><text:s text:c="3"/>76.48</text:p>
          </table:table-cell>
          <table:table-cell table:style-name="ce40" office:value-type="float" office:value="2428348" calcext:value-type="float">
            <text:p><text:s text:c="3"/>2,428,348</text:p>
          </table:table-cell>
          <table:table-cell table:style-name="ce51" office:value-type="float" office:value="10.57" calcext:value-type="float">
            <text:p><text:s text:c="3"/>10.5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49276" calcext:value-type="float">
            <text:p><text:s text:c="3"/>18,849,276</text:p>
          </table:table-cell>
          <table:table-cell table:style-name="ce16" office:value-type="float" office:value="833797" calcext:value-type="float">
            <text:p><text:s text:c="3"/>833,797</text:p>
          </table:table-cell>
          <table:table-cell table:style-name="ce25" office:value-type="float" office:value="4.42" calcext:value-type="float">
            <text:p><text:s text:c="3"/>4.42</text:p>
          </table:table-cell>
          <table:table-cell table:style-name="ce16" office:value-type="float" office:value="1210509" calcext:value-type="float">
            <text:p><text:s text:c="3"/>1,210,509</text:p>
          </table:table-cell>
          <table:table-cell table:style-name="ce25" office:value-type="float" office:value="6.42" calcext:value-type="float">
            <text:p><text:s text:c="3"/>6.42</text:p>
          </table:table-cell>
          <table:table-cell table:style-name="ce16" office:value-type="float" office:value="2355507" calcext:value-type="float">
            <text:p><text:s text:c="3"/>2,355,507</text:p>
          </table:table-cell>
          <table:table-cell table:style-name="ce25" office:value-type="float" office:value="12.5" calcext:value-type="float">
            <text:p><text:s text:c="3"/>12.50</text:p>
          </table:table-cell>
          <table:table-cell table:style-name="ce33" office:value-type="float" office:value="1607259" calcext:value-type="float">
            <text:p><text:s text:c="3"/>1,607,259</text:p>
          </table:table-cell>
          <table:table-cell table:style-name="ce25" office:value-type="float" office:value="8.53" calcext:value-type="float">
            <text:p><text:s text:c="3"/>8.53</text:p>
          </table:table-cell>
          <table:table-cell table:style-name="ce40" office:value-type="float" office:value="14344408" calcext:value-type="float">
            <text:p><text:s text:c="3"/>14,344,408</text:p>
          </table:table-cell>
          <table:table-cell table:style-name="ce25" office:value-type="float" office:value="76.1" calcext:value-type="float">
            <text:p><text:s text:c="3"/>76.10</text:p>
          </table:table-cell>
          <table:table-cell table:style-name="ce40" office:value-type="float" office:value="1951620" calcext:value-type="float">
            <text:p><text:s text:c="3"/>1,951,620</text:p>
          </table:table-cell>
          <table:table-cell table:style-name="ce51" office:value-type="float" office:value="10.35" calcext:value-type="float">
            <text:p><text:s text:c="3"/>10.3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62640" calcext:value-type="float">
            <text:p><text:s text:c="3"/>3,862,640</text:p>
          </table:table-cell>
          <table:table-cell table:style-name="ce17" office:value-type="float" office:value="164703" calcext:value-type="float">
            <text:p><text:s text:c="3"/>164,703</text:p>
          </table:table-cell>
          <table:table-cell table:style-name="ce26" office:value-type="float" office:value="4.26" calcext:value-type="float">
            <text:p><text:s text:c="3"/>4.26</text:p>
          </table:table-cell>
          <table:table-cell table:style-name="ce17" office:value-type="float" office:value="238514" calcext:value-type="float">
            <text:p><text:s text:c="3"/>238,514</text:p>
          </table:table-cell>
          <table:table-cell table:style-name="ce26" office:value-type="float" office:value="6.17" calcext:value-type="float">
            <text:p><text:s text:c="3"/>6.17</text:p>
          </table:table-cell>
          <table:table-cell table:style-name="ce17" office:value-type="float" office:value="460444" calcext:value-type="float">
            <text:p><text:s text:c="3"/>460,444</text:p>
          </table:table-cell>
          <table:table-cell table:style-name="ce26" office:value-type="float" office:value="11.92" calcext:value-type="float">
            <text:p><text:s text:c="3"/>11.92</text:p>
          </table:table-cell>
          <table:table-cell table:style-name="ce34" office:value-type="float" office:value="319372" calcext:value-type="float">
            <text:p><text:s text:c="3"/>319,372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41" office:value-type="float" office:value="2970872" calcext:value-type="float">
            <text:p><text:s text:c="3"/>2,970,872</text:p>
          </table:table-cell>
          <table:table-cell table:style-name="ce26" office:value-type="float" office:value="76.91" calcext:value-type="float">
            <text:p><text:s text:c="3"/>76.91</text:p>
          </table:table-cell>
          <table:table-cell table:style-name="ce34" office:value-type="float" office:value="307279" calcext:value-type="float">
            <text:p><text:s text:c="3"/>307,279</text:p>
          </table:table-cell>
          <table:table-cell table:style-name="ce52" office:value-type="float" office:value="7.96" calcext:value-type="float">
            <text:p><text:s text:c="3"/>7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203" calcext:value-type="float">
            <text:p><text:s text:c="3"/>461,203</text:p>
          </table:table-cell>
          <table:table-cell table:style-name="ce17" office:value-type="float" office:value="18702" calcext:value-type="float">
            <text:p><text:s text:c="3"/>18,702</text:p>
          </table:table-cell>
          <table:table-cell table:style-name="ce26" office:value-type="float" office:value="4.06" calcext:value-type="float">
            <text:p><text:s text:c="3"/>4.06</text:p>
          </table:table-cell>
          <table:table-cell table:style-name="ce17" office:value-type="float" office:value="27382" calcext:value-type="float">
            <text:p><text:s text:c="3"/>27,382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54403" calcext:value-type="float">
            <text:p><text:s text:c="3"/>54,403</text:p>
          </table:table-cell>
          <table:table-cell table:style-name="ce26" office:value-type="float" office:value="11.8" calcext:value-type="float">
            <text:p><text:s text:c="3"/>11.80</text:p>
          </table:table-cell>
          <table:table-cell table:style-name="ce34" office:value-type="float" office:value="40389" calcext:value-type="float">
            <text:p><text:s text:c="3"/>40,389</text:p>
          </table:table-cell>
          <table:table-cell table:style-name="ce26" office:value-type="float" office:value="8.76" calcext:value-type="float">
            <text:p><text:s text:c="3"/>8.76</text:p>
          </table:table-cell>
          <table:table-cell table:style-name="ce41" office:value-type="float" office:value="352936" calcext:value-type="float">
            <text:p><text:s text:c="3"/>352,936</text:p>
          </table:table-cell>
          <table:table-cell table:style-name="ce26" office:value-type="float" office:value="76.53" calcext:value-type="float">
            <text:p><text:s text:c="3"/>76.53</text:p>
          </table:table-cell>
          <table:table-cell table:style-name="ce34" office:value-type="float" office:value="59687" calcext:value-type="float">
            <text:p><text:s text:c="3"/>59,687</text:p>
          </table:table-cell>
          <table:table-cell table:style-name="ce52" office:value-type="float" office:value="12.94" calcext:value-type="float">
            <text:p><text:s text:c="3"/>12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72635" calcext:value-type="float">
            <text:p><text:s text:c="3"/>1,972,635</text:p>
          </table:table-cell>
          <table:table-cell table:style-name="ce17" office:value-type="float" office:value="98965" calcext:value-type="float">
            <text:p><text:s text:c="3"/>98,965</text:p>
          </table:table-cell>
          <table:table-cell table:style-name="ce26" office:value-type="float" office:value="5.02" calcext:value-type="float">
            <text:p><text:s text:c="3"/>5.02</text:p>
          </table:table-cell>
          <table:table-cell table:style-name="ce17" office:value-type="float" office:value="144913" calcext:value-type="float">
            <text:p><text:s text:c="3"/>144,913</text:p>
          </table:table-cell>
          <table:table-cell table:style-name="ce26" office:value-type="float" office:value="7.35" calcext:value-type="float">
            <text:p><text:s text:c="3"/>7.35</text:p>
          </table:table-cell>
          <table:table-cell table:style-name="ce17" office:value-type="float" office:value="284230" calcext:value-type="float">
            <text:p><text:s text:c="3"/>284,230</text:p>
          </table:table-cell>
          <table:table-cell table:style-name="ce26" office:value-type="float" office:value="14.41" calcext:value-type="float">
            <text:p><text:s text:c="3"/>14.41</text:p>
          </table:table-cell>
          <table:table-cell table:style-name="ce34" office:value-type="float" office:value="185083" calcext:value-type="float">
            <text:p><text:s text:c="3"/>185,083</text:p>
          </table:table-cell>
          <table:table-cell table:style-name="ce26" office:value-type="float" office:value="9.38" calcext:value-type="float">
            <text:p><text:s text:c="3"/>9.38</text:p>
          </table:table-cell>
          <table:table-cell table:style-name="ce41" office:value-type="float" office:value="1443929" calcext:value-type="float">
            <text:p><text:s text:c="3"/>1,443,929</text:p>
          </table:table-cell>
          <table:table-cell table:style-name="ce26" office:value-type="float" office:value="73.2" calcext:value-type="float">
            <text:p><text:s text:c="3"/>73.20</text:p>
          </table:table-cell>
          <table:table-cell table:style-name="ce34" office:value-type="float" office:value="160512" calcext:value-type="float">
            <text:p><text:s text:c="3"/>160,512</text:p>
          </table:table-cell>
          <table:table-cell table:style-name="ce52" office:value-type="float" office:value="8.14" calcext:value-type="float">
            <text:p><text:s text:c="3"/>8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8883" calcext:value-type="float">
            <text:p><text:s text:c="3"/>508,883</text:p>
          </table:table-cell>
          <table:table-cell table:style-name="ce17" office:value-type="float" office:value="30225" calcext:value-type="float">
            <text:p><text:s text:c="3"/>30,225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42783" calcext:value-type="float">
            <text:p><text:s text:c="3"/>42,783</text:p>
          </table:table-cell>
          <table:table-cell table:style-name="ce26" office:value-type="float" office:value="8.41" calcext:value-type="float">
            <text:p><text:s text:c="3"/>8.41</text:p>
          </table:table-cell>
          <table:table-cell table:style-name="ce17" office:value-type="float" office:value="77499" calcext:value-type="float">
            <text:p><text:s text:c="3"/>77,499</text:p>
          </table:table-cell>
          <table:table-cell table:style-name="ce26" office:value-type="float" office:value="15.23" calcext:value-type="float">
            <text:p><text:s text:c="3"/>15.23</text:p>
          </table:table-cell>
          <table:table-cell table:style-name="ce34" office:value-type="float" office:value="45103" calcext:value-type="float">
            <text:p><text:s text:c="3"/>45,103</text:p>
          </table:table-cell>
          <table:table-cell table:style-name="ce26" office:value-type="float" office:value="8.86" calcext:value-type="float">
            <text:p><text:s text:c="3"/>8.86</text:p>
          </table:table-cell>
          <table:table-cell table:style-name="ce41" office:value-type="float" office:value="371662" calcext:value-type="float">
            <text:p><text:s text:c="3"/>371,662</text:p>
          </table:table-cell>
          <table:table-cell table:style-name="ce26" office:value-type="float" office:value="73.03" calcext:value-type="float">
            <text:p><text:s text:c="3"/>73.03</text:p>
          </table:table-cell>
          <table:table-cell table:style-name="ce34" office:value-type="float" office:value="57235" calcext:value-type="float">
            <text:p><text:s text:c="3"/>57,235</text:p>
          </table:table-cell>
          <table:table-cell table:style-name="ce52" office:value-type="float" office:value="11.25" calcext:value-type="float">
            <text:p><text:s text:c="3"/>11.2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097" calcext:value-type="float">
            <text:p><text:s text:c="3"/>561,097</text:p>
          </table:table-cell>
          <table:table-cell table:style-name="ce17" office:value-type="float" office:value="25175" calcext:value-type="float">
            <text:p><text:s text:c="3"/>25,175</text:p>
          </table:table-cell>
          <table:table-cell table:style-name="ce26" office:value-type="float" office:value="4.49" calcext:value-type="float">
            <text:p><text:s text:c="3"/>4.49</text:p>
          </table:table-cell>
          <table:table-cell table:style-name="ce17" office:value-type="float" office:value="36562" calcext:value-type="float">
            <text:p><text:s text:c="3"/>36,562</text:p>
          </table:table-cell>
          <table:table-cell table:style-name="ce26" office:value-type="float" office:value="6.52" calcext:value-type="float">
            <text:p><text:s text:c="3"/>6.52</text:p>
          </table:table-cell>
          <table:table-cell table:style-name="ce17" office:value-type="float" office:value="69924" calcext:value-type="float">
            <text:p><text:s text:c="3"/>69,924</text:p>
          </table:table-cell>
          <table:table-cell table:style-name="ce26" office:value-type="float" office:value="12.46" calcext:value-type="float">
            <text:p><text:s text:c="3"/>12.46</text:p>
          </table:table-cell>
          <table:table-cell table:style-name="ce34" office:value-type="float" office:value="47369" calcext:value-type="float">
            <text:p><text:s text:c="3"/>47,369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41" office:value-type="float" office:value="427180" calcext:value-type="float">
            <text:p><text:s text:c="3"/>427,180</text:p>
          </table:table-cell>
          <table:table-cell table:style-name="ce26" office:value-type="float" office:value="76.13" calcext:value-type="float">
            <text:p><text:s text:c="3"/>76.13</text:p>
          </table:table-cell>
          <table:table-cell table:style-name="ce34" office:value-type="float" office:value="74444" calcext:value-type="float">
            <text:p><text:s text:c="3"/>74,444</text:p>
          </table:table-cell>
          <table:table-cell table:style-name="ce52" office:value-type="float" office:value="13.27" calcext:value-type="float">
            <text:p><text:s text:c="3"/>13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0064" calcext:value-type="float">
            <text:p><text:s text:c="3"/>1,560,064</text:p>
          </table:table-cell>
          <table:table-cell table:style-name="ce17" office:value-type="float" office:value="74079" calcext:value-type="float">
            <text:p><text:s text:c="3"/>74,079</text:p>
          </table:table-cell>
          <table:table-cell table:style-name="ce26" office:value-type="float" office:value="4.75" calcext:value-type="float">
            <text:p><text:s text:c="3"/>4.75</text:p>
          </table:table-cell>
          <table:table-cell table:style-name="ce17" office:value-type="float" office:value="107522" calcext:value-type="float">
            <text:p><text:s text:c="3"/>107,522</text:p>
          </table:table-cell>
          <table:table-cell table:style-name="ce26" office:value-type="float" office:value="6.89" calcext:value-type="float">
            <text:p><text:s text:c="3"/>6.89</text:p>
          </table:table-cell>
          <table:table-cell table:style-name="ce17" office:value-type="float" office:value="208591" calcext:value-type="float">
            <text:p><text:s text:c="3"/>208,591</text:p>
          </table:table-cell>
          <table:table-cell table:style-name="ce26" office:value-type="float" office:value="13.37" calcext:value-type="float">
            <text:p><text:s text:c="3"/>13.37</text:p>
          </table:table-cell>
          <table:table-cell table:style-name="ce34" office:value-type="float" office:value="143697" calcext:value-type="float">
            <text:p><text:s text:c="3"/>143,697</text:p>
          </table:table-cell>
          <table:table-cell table:style-name="ce26" office:value-type="float" office:value="9.21" calcext:value-type="float">
            <text:p><text:s text:c="3"/>9.21</text:p>
          </table:table-cell>
          <table:table-cell table:style-name="ce41" office:value-type="float" office:value="1159300" calcext:value-type="float">
            <text:p><text:s text:c="3"/>1,159,300</text:p>
          </table:table-cell>
          <table:table-cell table:style-name="ce26" office:value-type="float" office:value="74.31" calcext:value-type="float">
            <text:p><text:s text:c="3"/>74.31</text:p>
          </table:table-cell>
          <table:table-cell table:style-name="ce34" office:value-type="float" office:value="137401" calcext:value-type="float">
            <text:p><text:s text:c="3"/>137,401</text:p>
          </table:table-cell>
          <table:table-cell table:style-name="ce52" office:value-type="float" office:value="8.81" calcext:value-type="float">
            <text:p><text:s text:c="3"/>8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1529" calcext:value-type="float">
            <text:p><text:s text:c="3"/>1,311,529</text:p>
          </table:table-cell>
          <table:table-cell table:style-name="ce17" office:value-type="float" office:value="60370" calcext:value-type="float">
            <text:p><text:s text:c="3"/>60,370</text:p>
          </table:table-cell>
          <table:table-cell table:style-name="ce26" office:value-type="float" office:value="4.6" calcext:value-type="float">
            <text:p><text:s text:c="3"/>4.60</text:p>
          </table:table-cell>
          <table:table-cell table:style-name="ce17" office:value-type="float" office:value="87816" calcext:value-type="float">
            <text:p><text:s text:c="3"/>87,816</text:p>
          </table:table-cell>
          <table:table-cell table:style-name="ce26" office:value-type="float" office:value="6.7" calcext:value-type="float">
            <text:p><text:s text:c="3"/>6.70</text:p>
          </table:table-cell>
          <table:table-cell table:style-name="ce17" office:value-type="float" office:value="169012" calcext:value-type="float">
            <text:p><text:s text:c="3"/>169,012</text:p>
          </table:table-cell>
          <table:table-cell table:style-name="ce26" office:value-type="float" office:value="12.89" calcext:value-type="float">
            <text:p><text:s text:c="3"/>12.89</text:p>
          </table:table-cell>
          <table:table-cell table:style-name="ce34" office:value-type="float" office:value="110910" calcext:value-type="float">
            <text:p><text:s text:c="3"/>110,910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993172" calcext:value-type="float">
            <text:p><text:s text:c="3"/>993,172</text:p>
          </table:table-cell>
          <table:table-cell table:style-name="ce26" office:value-type="float" office:value="75.73" calcext:value-type="float">
            <text:p><text:s text:c="3"/>75.73</text:p>
          </table:table-cell>
          <table:table-cell table:style-name="ce34" office:value-type="float" office:value="156503" calcext:value-type="float">
            <text:p><text:s text:c="3"/>156,503</text:p>
          </table:table-cell>
          <table:table-cell table:style-name="ce52" office:value-type="float" office:value="11.93" calcext:value-type="float">
            <text:p><text:s text:c="3"/>11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755" calcext:value-type="float">
            <text:p><text:s text:c="3"/>530,755</text:p>
          </table:table-cell>
          <table:table-cell table:style-name="ce17" office:value-type="float" office:value="21355" calcext:value-type="float">
            <text:p><text:s text:c="3"/>21,355</text:p>
          </table:table-cell>
          <table:table-cell table:style-name="ce26" office:value-type="float" office:value="4.02" calcext:value-type="float">
            <text:p><text:s text:c="3"/>4.02</text:p>
          </table:table-cell>
          <table:table-cell table:style-name="ce17" office:value-type="float" office:value="31242" calcext:value-type="float">
            <text:p><text:s text:c="3"/>31,242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61814" calcext:value-type="float">
            <text:p><text:s text:c="3"/>61,814</text:p>
          </table:table-cell>
          <table:table-cell table:style-name="ce26" office:value-type="float" office:value="11.65" calcext:value-type="float">
            <text:p><text:s text:c="3"/>11.65</text:p>
          </table:table-cell>
          <table:table-cell table:style-name="ce34" office:value-type="float" office:value="44372" calcext:value-type="float">
            <text:p><text:s text:c="3"/>44,372</text:p>
          </table:table-cell>
          <table:table-cell table:style-name="ce26" office:value-type="float" office:value="8.36" calcext:value-type="float">
            <text:p><text:s text:c="3"/>8.36</text:p>
          </table:table-cell>
          <table:table-cell table:style-name="ce41" office:value-type="float" office:value="409457" calcext:value-type="float">
            <text:p><text:s text:c="3"/>409,457</text:p>
          </table:table-cell>
          <table:table-cell table:style-name="ce26" office:value-type="float" office:value="77.15" calcext:value-type="float">
            <text:p><text:s text:c="3"/>77.15</text:p>
          </table:table-cell>
          <table:table-cell table:style-name="ce34" office:value-type="float" office:value="70861" calcext:value-type="float">
            <text:p><text:s text:c="3"/>70,861</text:p>
          </table:table-cell>
          <table:table-cell table:style-name="ce52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607" calcext:value-type="float">
            <text:p><text:s text:c="3"/>722,607</text:p>
          </table:table-cell>
          <table:table-cell table:style-name="ce17" office:value-type="float" office:value="31007" calcext:value-type="float">
            <text:p><text:s text:c="3"/>31,007</text:p>
          </table:table-cell>
          <table:table-cell table:style-name="ce26" office:value-type="float" office:value="4.29" calcext:value-type="float">
            <text:p><text:s text:c="3"/>4.29</text:p>
          </table:table-cell>
          <table:table-cell table:style-name="ce17" office:value-type="float" office:value="45060" calcext:value-type="float">
            <text:p><text:s text:c="3"/>45,060</text:p>
          </table:table-cell>
          <table:table-cell table:style-name="ce26" office:value-type="float" office:value="6.24" calcext:value-type="float">
            <text:p><text:s text:c="3"/>6.24</text:p>
          </table:table-cell>
          <table:table-cell table:style-name="ce17" office:value-type="float" office:value="86978" calcext:value-type="float">
            <text:p><text:s text:c="3"/>86,978</text:p>
          </table:table-cell>
          <table:table-cell table:style-name="ce26" office:value-type="float" office:value="12.04" calcext:value-type="float">
            <text:p><text:s text:c="3"/>12.04</text:p>
          </table:table-cell>
          <table:table-cell table:style-name="ce34" office:value-type="float" office:value="55279" calcext:value-type="float">
            <text:p><text:s text:c="3"/>55,279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2212" calcext:value-type="float">
            <text:p><text:s text:c="3"/>562,212</text:p>
          </table:table-cell>
          <table:table-cell table:style-name="ce26" office:value-type="float" office:value="77.8" calcext:value-type="float">
            <text:p><text:s text:c="3"/>77.80</text:p>
          </table:table-cell>
          <table:table-cell table:style-name="ce34" office:value-type="float" office:value="107415" calcext:value-type="float">
            <text:p><text:s text:c="3"/>107,415</text:p>
          </table:table-cell>
          <table:table-cell table:style-name="ce52" office:value-type="float" office:value="14.86" calcext:value-type="float">
            <text:p><text:s text:c="3"/>14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185" calcext:value-type="float">
            <text:p><text:s text:c="3"/>547,185</text:p>
          </table:table-cell>
          <table:table-cell table:style-name="ce17" office:value-type="float" office:value="22603" calcext:value-type="float">
            <text:p><text:s text:c="3"/>22,603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32507" calcext:value-type="float">
            <text:p><text:s text:c="3"/>32,507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61807" calcext:value-type="float">
            <text:p><text:s text:c="3"/>61,807</text:p>
          </table:table-cell>
          <table:table-cell table:style-name="ce26" office:value-type="float" office:value="11.3" calcext:value-type="float">
            <text:p><text:s text:c="3"/>11.30</text:p>
          </table:table-cell>
          <table:table-cell table:style-name="ce34" office:value-type="float" office:value="40221" calcext:value-type="float">
            <text:p><text:s text:c="3"/>40,221</text:p>
          </table:table-cell>
          <table:table-cell table:style-name="ce26" office:value-type="float" office:value="7.35" calcext:value-type="float">
            <text:p><text:s text:c="3"/>7.35</text:p>
          </table:table-cell>
          <table:table-cell table:style-name="ce41" office:value-type="float" office:value="430679" calcext:value-type="float">
            <text:p><text:s text:c="3"/>430,679</text:p>
          </table:table-cell>
          <table:table-cell table:style-name="ce26" office:value-type="float" office:value="78.71" calcext:value-type="float">
            <text:p><text:s text:c="3"/>78.71</text:p>
          </table:table-cell>
          <table:table-cell table:style-name="ce34" office:value-type="float" office:value="84818" calcext:value-type="float">
            <text:p><text:s text:c="3"/>84,818</text:p>
          </table:table-cell>
          <table:table-cell table:style-name="ce52" office:value-type="float" office:value="15.5" calcext:value-type="float">
            <text:p><text:s text:c="3"/>15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068" calcext:value-type="float">
            <text:p><text:s text:c="3"/>1,104,068</text:p>
          </table:table-cell>
          <table:table-cell table:style-name="ce17" office:value-type="float" office:value="42971" calcext:value-type="float">
            <text:p><text:s text:c="3"/>42,971</text:p>
          </table:table-cell>
          <table:table-cell table:style-name="ce26" office:value-type="float" office:value="3.89" calcext:value-type="float">
            <text:p><text:s text:c="3"/>3.89</text:p>
          </table:table-cell>
          <table:table-cell table:style-name="ce17" office:value-type="float" office:value="61859" calcext:value-type="float">
            <text:p><text:s text:c="3"/>61,859</text:p>
          </table:table-cell>
          <table:table-cell table:style-name="ce26" office:value-type="float" office:value="5.6" calcext:value-type="float">
            <text:p><text:s text:c="3"/>5.60</text:p>
          </table:table-cell>
          <table:table-cell table:style-name="ce17" office:value-type="float" office:value="120293" calcext:value-type="float">
            <text:p><text:s text:c="3"/>120,293</text:p>
          </table:table-cell>
          <table:table-cell table:style-name="ce26" office:value-type="float" office:value="10.9" calcext:value-type="float">
            <text:p><text:s text:c="3"/>10.90</text:p>
          </table:table-cell>
          <table:table-cell table:style-name="ce34" office:value-type="float" office:value="86094" calcext:value-type="float">
            <text:p><text:s text:c="3"/>86,094</text:p>
          </table:table-cell>
          <table:table-cell table:style-name="ce26" office:value-type="float" office:value="7.8" calcext:value-type="float">
            <text:p><text:s text:c="3"/>7.80</text:p>
          </table:table-cell>
          <table:table-cell table:style-name="ce41" office:value-type="float" office:value="866909" calcext:value-type="float">
            <text:p><text:s text:c="3"/>866,909</text:p>
          </table:table-cell>
          <table:table-cell table:style-name="ce26" office:value-type="float" office:value="78.52" calcext:value-type="float">
            <text:p><text:s text:c="3"/>78.52</text:p>
          </table:table-cell>
          <table:table-cell table:style-name="ce34" office:value-type="float" office:value="142234" calcext:value-type="float">
            <text:p><text:s text:c="3"/>142,234</text:p>
          </table:table-cell>
          <table:table-cell table:style-name="ce52" office:value-type="float" office:value="12.88" calcext:value-type="float">
            <text:p><text:s text:c="3"/>12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1920" calcext:value-type="float">
            <text:p><text:s text:c="3"/>1,241,920</text:p>
          </table:table-cell>
          <table:table-cell table:style-name="ce17" office:value-type="float" office:value="51602" calcext:value-type="float">
            <text:p><text:s text:c="3"/>51,602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73580" calcext:value-type="float">
            <text:p><text:s text:c="3"/>73,580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140855" calcext:value-type="float">
            <text:p><text:s text:c="3"/>140,855</text:p>
          </table:table-cell>
          <table:table-cell table:style-name="ce26" office:value-type="float" office:value="11.34" calcext:value-type="float">
            <text:p><text:s text:c="3"/>11.34</text:p>
          </table:table-cell>
          <table:table-cell table:style-name="ce34" office:value-type="float" office:value="100129" calcext:value-type="float">
            <text:p><text:s text:c="3"/>100,129</text:p>
          </table:table-cell>
          <table:table-cell table:style-name="ce26" office:value-type="float" office:value="8.06" calcext:value-type="float">
            <text:p><text:s text:c="3"/>8.06</text:p>
          </table:table-cell>
          <table:table-cell table:style-name="ce41" office:value-type="float" office:value="965478" calcext:value-type="float">
            <text:p><text:s text:c="3"/>965,478</text:p>
          </table:table-cell>
          <table:table-cell table:style-name="ce26" office:value-type="float" office:value="77.74" calcext:value-type="float">
            <text:p><text:s text:c="3"/>77.74</text:p>
          </table:table-cell>
          <table:table-cell table:style-name="ce34" office:value-type="float" office:value="127498" calcext:value-type="float">
            <text:p><text:s text:c="3"/>127,498</text:p>
          </table:table-cell>
          <table:table-cell table:style-name="ce52" office:value-type="float" office:value="10.27" calcext:value-type="float">
            <text:p><text:s text:c="3"/>10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511" calcext:value-type="float">
            <text:p><text:s text:c="3"/>882,511</text:p>
          </table:table-cell>
          <table:table-cell table:style-name="ce17" office:value-type="float" office:value="34387" calcext:value-type="float">
            <text:p><text:s text:c="3"/>34,387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50454" calcext:value-type="float">
            <text:p><text:s text:c="3"/>50,454</text:p>
          </table:table-cell>
          <table:table-cell table:style-name="ce26" office:value-type="float" office:value="5.72" calcext:value-type="float">
            <text:p><text:s text:c="3"/>5.72</text:p>
          </table:table-cell>
          <table:table-cell table:style-name="ce17" office:value-type="float" office:value="100301" calcext:value-type="float">
            <text:p><text:s text:c="3"/>100,301</text:p>
          </table:table-cell>
          <table:table-cell table:style-name="ce26" office:value-type="float" office:value="11.37" calcext:value-type="float">
            <text:p><text:s text:c="3"/>11.37</text:p>
          </table:table-cell>
          <table:table-cell table:style-name="ce34" office:value-type="float" office:value="73217" calcext:value-type="float">
            <text:p><text:s text:c="3"/>73,217</text:p>
          </table:table-cell>
          <table:table-cell table:style-name="ce26" office:value-type="float" office:value="8.3" calcext:value-type="float">
            <text:p><text:s text:c="3"/>8.30</text:p>
          </table:table-cell>
          <table:table-cell table:style-name="ce41" office:value-type="float" office:value="684807" calcext:value-type="float">
            <text:p><text:s text:c="3"/>684,807</text:p>
          </table:table-cell>
          <table:table-cell table:style-name="ce26" office:value-type="float" office:value="77.6" calcext:value-type="float">
            <text:p><text:s text:c="3"/>77.60</text:p>
          </table:table-cell>
          <table:table-cell table:style-name="ce34" office:value-type="float" office:value="109865" calcext:value-type="float">
            <text:p><text:s text:c="3"/>109,865</text:p>
          </table:table-cell>
          <table:table-cell table:style-name="ce52" office:value-type="float" office:value="12.45" calcext:value-type="float">
            <text:p><text:s text:c="3"/>12.4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35" calcext:value-type="float">
            <text:p><text:s text:c="3"/>232,235</text:p>
          </table:table-cell>
          <table:table-cell table:style-name="ce17" office:value-type="float" office:value="10146" calcext:value-type="float">
            <text:p><text:s text:c="3"/>10,146</text:p>
          </table:table-cell>
          <table:table-cell table:style-name="ce26" office:value-type="float" office:value="4.37" calcext:value-type="float">
            <text:p><text:s text:c="3"/>4.37</text:p>
          </table:table-cell>
          <table:table-cell table:style-name="ce17" office:value-type="float" office:value="14577" calcext:value-type="float">
            <text:p><text:s text:c="3"/>14,577</text:p>
          </table:table-cell>
          <table:table-cell table:style-name="ce26" office:value-type="float" office:value="6.28" calcext:value-type="float">
            <text:p><text:s text:c="3"/>6.28</text:p>
          </table:table-cell>
          <table:table-cell table:style-name="ce17" office:value-type="float" office:value="28117" calcext:value-type="float">
            <text:p><text:s text:c="3"/>28,117</text:p>
          </table:table-cell>
          <table:table-cell table:style-name="ce26" office:value-type="float" office:value="12.11" calcext:value-type="float">
            <text:p><text:s text:c="3"/>12.11</text:p>
          </table:table-cell>
          <table:table-cell table:style-name="ce34" office:value-type="float" office:value="18791" calcext:value-type="float">
            <text:p><text:s text:c="3"/>18,791</text:p>
          </table:table-cell>
          <table:table-cell table:style-name="ce26" office:value-type="float" office:value="8.09" calcext:value-type="float">
            <text:p><text:s text:c="3"/>8.09</text:p>
          </table:table-cell>
          <table:table-cell table:style-name="ce41" office:value-type="float" office:value="179109" calcext:value-type="float">
            <text:p><text:s text:c="3"/>179,109</text:p>
          </table:table-cell>
          <table:table-cell table:style-name="ce26" office:value-type="float" office:value="77.12" calcext:value-type="float">
            <text:p><text:s text:c="3"/>77.12</text:p>
          </table:table-cell>
          <table:table-cell table:style-name="ce34" office:value-type="float" office:value="30141" calcext:value-type="float">
            <text:p><text:s text:c="3"/>30,141</text:p>
          </table:table-cell>
          <table:table-cell table:style-name="ce52" office:value-type="float" office:value="12.98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875" calcext:value-type="float">
            <text:p><text:s text:c="3"/>340,875</text:p>
          </table:table-cell>
          <table:table-cell table:style-name="ce17" office:value-type="float" office:value="14036" calcext:value-type="float">
            <text:p><text:s text:c="3"/>14,036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20388" calcext:value-type="float">
            <text:p><text:s text:c="3"/>20,388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39905" calcext:value-type="float">
            <text:p><text:s text:c="3"/>39,905</text:p>
          </table:table-cell>
          <table:table-cell table:style-name="ce26" office:value-type="float" office:value="11.71" calcext:value-type="float">
            <text:p><text:s text:c="3"/>11.71</text:p>
          </table:table-cell>
          <table:table-cell table:style-name="ce34" office:value-type="float" office:value="28866" calcext:value-type="float">
            <text:p><text:s text:c="3"/>28,866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262584" calcext:value-type="float">
            <text:p><text:s text:c="3"/>262,584</text:p>
          </table:table-cell>
          <table:table-cell table:style-name="ce26" office:value-type="float" office:value="77.03" calcext:value-type="float">
            <text:p><text:s text:c="3"/>77.03</text:p>
          </table:table-cell>
          <table:table-cell table:style-name="ce34" office:value-type="float" office:value="42126" calcext:value-type="float">
            <text:p><text:s text:c="3"/>42,126</text:p>
          </table:table-cell>
          <table:table-cell table:style-name="ce52" office:value-type="float" office:value="12.36" calcext:value-type="float">
            <text:p><text:s text:c="3"/>12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5445" calcext:value-type="float">
            <text:p><text:s text:c="3"/>95,445</text:p>
          </table:table-cell>
          <table:table-cell table:style-name="ce17" office:value-type="float" office:value="3953" calcext:value-type="float">
            <text:p><text:s text:c="3"/>3,953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7" office:value-type="float" office:value="5622" calcext:value-type="float">
            <text:p><text:s text:c="3"/>5,622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10494" calcext:value-type="float">
            <text:p><text:s text:c="3"/>10,494</text:p>
          </table:table-cell>
          <table:table-cell table:style-name="ce26" office:value-type="float" office:value="10.99" calcext:value-type="float">
            <text:p><text:s text:c="3"/>10.99</text:p>
          </table:table-cell>
          <table:table-cell table:style-name="ce34" office:value-type="float" office:value="6828" calcext:value-type="float">
            <text:p><text:s text:c="3"/>6,828</text:p>
          </table:table-cell>
          <table:table-cell table:style-name="ce26" office:value-type="float" office:value="7.15" calcext:value-type="float">
            <text:p><text:s text:c="3"/>7.15</text:p>
          </table:table-cell>
          <table:table-cell table:style-name="ce41" office:value-type="float" office:value="75568" calcext:value-type="float">
            <text:p><text:s text:c="3"/>75,568</text:p>
          </table:table-cell>
          <table:table-cell table:style-name="ce26" office:value-type="float" office:value="79.17" calcext:value-type="float">
            <text:p><text:s text:c="3"/>79.17</text:p>
          </table:table-cell>
          <table:table-cell table:style-name="ce34" office:value-type="float" office:value="14013" calcext:value-type="float">
            <text:p><text:s text:c="3"/>14,013</text:p>
          </table:table-cell>
          <table:table-cell table:style-name="ce52" office:value-type="float" office:value="14.68" calcext:value-type="float">
            <text:p><text:s text:c="3"/>14.6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476" calcext:value-type="float">
            <text:p><text:s text:c="3"/>388,476</text:p>
          </table:table-cell>
          <table:table-cell table:style-name="ce17" office:value-type="float" office:value="14080" calcext:value-type="float">
            <text:p><text:s text:c="3"/>14,080</text:p>
          </table:table-cell>
          <table:table-cell table:style-name="ce26" office:value-type="float" office:value="3.62" calcext:value-type="float">
            <text:p><text:s text:c="3"/>3.62</text:p>
          </table:table-cell>
          <table:table-cell table:style-name="ce17" office:value-type="float" office:value="20732" calcext:value-type="float">
            <text:p><text:s text:c="3"/>20,732</text:p>
          </table:table-cell>
          <table:table-cell table:style-name="ce26" office:value-type="float" office:value="5.34" calcext:value-type="float">
            <text:p><text:s text:c="3"/>5.34</text:p>
          </table:table-cell>
          <table:table-cell table:style-name="ce17" office:value-type="float" office:value="42710" calcext:value-type="float">
            <text:p><text:s text:c="3"/>42,710</text:p>
          </table:table-cell>
          <table:table-cell table:style-name="ce26" office:value-type="float" office:value="10.99" calcext:value-type="float">
            <text:p><text:s text:c="3"/>10.99</text:p>
          </table:table-cell>
          <table:table-cell table:style-name="ce34" office:value-type="float" office:value="32925" calcext:value-type="float">
            <text:p><text:s text:c="3"/>32,925</text:p>
          </table:table-cell>
          <table:table-cell table:style-name="ce26" office:value-type="float" office:value="8.48" calcext:value-type="float">
            <text:p><text:s text:c="3"/>8.48</text:p>
          </table:table-cell>
          <table:table-cell table:style-name="ce41" office:value-type="float" office:value="301552" calcext:value-type="float">
            <text:p><text:s text:c="3"/>301,552</text:p>
          </table:table-cell>
          <table:table-cell table:style-name="ce26" office:value-type="float" office:value="77.62" calcext:value-type="float">
            <text:p><text:s text:c="3"/>77.62</text:p>
          </table:table-cell>
          <table:table-cell table:style-name="ce34" office:value-type="float" office:value="42380" calcext:value-type="float">
            <text:p><text:s text:c="3"/>42,380</text:p>
          </table:table-cell>
          <table:table-cell table:style-name="ce52" office:value-type="float" office:value="10.91" calcext:value-type="float">
            <text:p><text:s text:c="3"/>10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9911" calcext:value-type="float">
            <text:p><text:s text:c="3"/>409,911</text:p>
          </table:table-cell>
          <table:table-cell table:style-name="ce17" office:value-type="float" office:value="24490" calcext:value-type="float">
            <text:p><text:s text:c="3"/>24,490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34434" calcext:value-type="float">
            <text:p><text:s text:c="3"/>34,434</text:p>
          </table:table-cell>
          <table:table-cell table:style-name="ce26" office:value-type="float" office:value="8.4" calcext:value-type="float">
            <text:p><text:s text:c="3"/>8.40</text:p>
          </table:table-cell>
          <table:table-cell table:style-name="ce17" office:value-type="float" office:value="62551" calcext:value-type="float">
            <text:p><text:s text:c="3"/>62,551</text:p>
          </table:table-cell>
          <table:table-cell table:style-name="ce26" office:value-type="float" office:value="15.26" calcext:value-type="float">
            <text:p><text:s text:c="3"/>15.26</text:p>
          </table:table-cell>
          <table:table-cell table:style-name="ce34" office:value-type="float" office:value="35544" calcext:value-type="float">
            <text:p><text:s text:c="3"/>35,544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300592" calcext:value-type="float">
            <text:p><text:s text:c="3"/>300,592</text:p>
          </table:table-cell>
          <table:table-cell table:style-name="ce26" office:value-type="float" office:value="73.33" calcext:value-type="float">
            <text:p><text:s text:c="3"/>73.33</text:p>
          </table:table-cell>
          <table:table-cell table:style-name="ce34" office:value-type="float" office:value="38249" calcext:value-type="float">
            <text:p><text:s text:c="3"/>38,249</text:p>
          </table:table-cell>
          <table:table-cell table:style-name="ce52" office:value-type="float" office:value="9.33" calcext:value-type="float">
            <text:p><text:s text:c="3"/>9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1117" calcext:value-type="float">
            <text:p><text:s text:c="3"/>1,071,117</text:p>
          </table:table-cell>
          <table:table-cell table:style-name="ce17" office:value-type="float" office:value="47927" calcext:value-type="float">
            <text:p><text:s text:c="3"/>47,927</text:p>
          </table:table-cell>
          <table:table-cell table:style-name="ce26" office:value-type="float" office:value="4.47" calcext:value-type="float">
            <text:p><text:s text:c="3"/>4.47</text:p>
          </table:table-cell>
          <table:table-cell table:style-name="ce17" office:value-type="float" office:value="71105" calcext:value-type="float">
            <text:p><text:s text:c="3"/>71,105</text:p>
          </table:table-cell>
          <table:table-cell table:style-name="ce26" office:value-type="float" office:value="6.64" calcext:value-type="float">
            <text:p><text:s text:c="3"/>6.64</text:p>
          </table:table-cell>
          <table:table-cell table:style-name="ce17" office:value-type="float" office:value="146142" calcext:value-type="float">
            <text:p><text:s text:c="3"/>146,142</text:p>
          </table:table-cell>
          <table:table-cell table:style-name="ce26" office:value-type="float" office:value="13.64" calcext:value-type="float">
            <text:p><text:s text:c="3"/>13.64</text:p>
          </table:table-cell>
          <table:table-cell table:style-name="ce34" office:value-type="float" office:value="101363" calcext:value-type="float">
            <text:p><text:s text:c="3"/>101,363</text:p>
          </table:table-cell>
          <table:table-cell table:style-name="ce26" office:value-type="float" office:value="9.46" calcext:value-type="float">
            <text:p><text:s text:c="3"/>9.46</text:p>
          </table:table-cell>
          <table:table-cell table:style-name="ce41" office:value-type="float" office:value="792434" calcext:value-type="float">
            <text:p><text:s text:c="3"/>792,434</text:p>
          </table:table-cell>
          <table:table-cell table:style-name="ce26" office:value-type="float" office:value="73.98" calcext:value-type="float">
            <text:p><text:s text:c="3"/>73.98</text:p>
          </table:table-cell>
          <table:table-cell table:style-name="ce34" office:value-type="float" office:value="86466" calcext:value-type="float">
            <text:p><text:s text:c="3"/>86,466</text:p>
          </table:table-cell>
          <table:table-cell table:style-name="ce52" office:value-type="float" office:value="8.07" calcext:value-type="float">
            <text:p><text:s text:c="3"/>8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876" calcext:value-type="float">
            <text:p><text:s text:c="3"/>273,876</text:p>
          </table:table-cell>
          <table:table-cell table:style-name="ce17" office:value-type="float" office:value="11013" calcext:value-type="float">
            <text:p><text:s text:c="3"/>11,013</text:p>
          </table:table-cell>
          <table:table-cell table:style-name="ce26" office:value-type="float" office:value="4.02" calcext:value-type="float">
            <text:p><text:s text:c="3"/>4.02</text:p>
          </table:table-cell>
          <table:table-cell table:style-name="ce17" office:value-type="float" office:value="16965" calcext:value-type="float">
            <text:p><text:s text:c="3"/>16,965</text:p>
          </table:table-cell>
          <table:table-cell table:style-name="ce26" office:value-type="float" office:value="6.19" calcext:value-type="float">
            <text:p><text:s text:c="3"/>6.19</text:p>
          </table:table-cell>
          <table:table-cell table:style-name="ce17" office:value-type="float" office:value="36535" calcext:value-type="float">
            <text:p><text:s text:c="3"/>36,535</text:p>
          </table:table-cell>
          <table:table-cell table:style-name="ce26" office:value-type="float" office:value="13.34" calcext:value-type="float">
            <text:p><text:s text:c="3"/>13.34</text:p>
          </table:table-cell>
          <table:table-cell table:style-name="ce34" office:value-type="float" office:value="25824" calcext:value-type="float">
            <text:p><text:s text:c="3"/>25,824</text:p>
          </table:table-cell>
          <table:table-cell table:style-name="ce26" office:value-type="float" office:value="9.43" calcext:value-type="float">
            <text:p><text:s text:c="3"/>9.43</text:p>
          </table:table-cell>
          <table:table-cell table:style-name="ce41" office:value-type="float" office:value="203916" calcext:value-type="float">
            <text:p><text:s text:c="3"/>203,916</text:p>
          </table:table-cell>
          <table:table-cell table:style-name="ce26" office:value-type="float" office:value="74.46" calcext:value-type="float">
            <text:p><text:s text:c="3"/>74.46</text:p>
          </table:table-cell>
          <table:table-cell table:style-name="ce34" office:value-type="float" office:value="29534" calcext:value-type="float">
            <text:p><text:s text:c="3"/>29,534</text:p>
          </table:table-cell>
          <table:table-cell table:style-name="ce52" office:value-type="float" office:value="10.78" calcext:value-type="float">
            <text:p><text:s text:c="3"/>10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0244" calcext:value-type="float">
            <text:p><text:s text:c="3"/>770,244</text:p>
          </table:table-cell>
          <table:table-cell table:style-name="ce17" office:value-type="float" office:value="32008" calcext:value-type="float">
            <text:p><text:s text:c="3"/>32,008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46492" calcext:value-type="float">
            <text:p><text:s text:c="3"/>46,492</text:p>
          </table:table-cell>
          <table:table-cell table:style-name="ce26" office:value-type="float" office:value="6.04" calcext:value-type="float">
            <text:p><text:s text:c="3"/>6.04</text:p>
          </table:table-cell>
          <table:table-cell table:style-name="ce17" office:value-type="float" office:value="92902" calcext:value-type="float">
            <text:p><text:s text:c="3"/>92,902</text:p>
          </table:table-cell>
          <table:table-cell table:style-name="ce26" office:value-type="float" office:value="12.06" calcext:value-type="float">
            <text:p><text:s text:c="3"/>12.06</text:p>
          </table:table-cell>
          <table:table-cell table:style-name="ce34" office:value-type="float" office:value="65883" calcext:value-type="float">
            <text:p><text:s text:c="3"/>65,883</text:p>
          </table:table-cell>
          <table:table-cell table:style-name="ce26" office:value-type="float" office:value="8.55" calcext:value-type="float">
            <text:p><text:s text:c="3"/>8.55</text:p>
          </table:table-cell>
          <table:table-cell table:style-name="ce41" office:value-type="float" office:value="590060" calcext:value-type="float">
            <text:p><text:s text:c="3"/>590,060</text:p>
          </table:table-cell>
          <table:table-cell table:style-name="ce26" office:value-type="float" office:value="76.61" calcext:value-type="float">
            <text:p><text:s text:c="3"/>76.61</text:p>
          </table:table-cell>
          <table:table-cell table:style-name="ce34" office:value-type="float" office:value="72959" calcext:value-type="float">
            <text:p><text:s text:c="3"/>72,959</text:p>
          </table:table-cell>
          <table:table-cell table:style-name="ce52" office:value-type="float" office:value="9.47" calcext:value-type="float">
            <text:p><text:s text:c="3"/>9.4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8596" calcext:value-type="float">
            <text:p><text:s text:c="3"/>2,608,596</text:p>
          </table:table-cell>
          <table:table-cell table:style-name="ce18" office:value-type="float" office:value="107410" calcext:value-type="float">
            <text:p><text:s text:c="3"/>107,410</text:p>
          </table:table-cell>
          <table:table-cell table:style-name="ce25" office:value-type="float" office:value="4.12" calcext:value-type="float">
            <text:p><text:s text:c="3"/>4.12</text:p>
          </table:table-cell>
          <table:table-cell table:style-name="ce18" office:value-type="float" office:value="153025" calcext:value-type="float">
            <text:p><text:s text:c="3"/>153,025</text:p>
          </table:table-cell>
          <table:table-cell table:style-name="ce25" office:value-type="float" office:value="5.87" calcext:value-type="float">
            <text:p><text:s text:c="3"/>5.87</text:p>
          </table:table-cell>
          <table:table-cell table:style-name="ce18" office:value-type="float" office:value="295344" calcext:value-type="float">
            <text:p><text:s text:c="3"/>295,344</text:p>
          </table:table-cell>
          <table:table-cell table:style-name="ce25" office:value-type="float" office:value="11.32" calcext:value-type="float">
            <text:p><text:s text:c="3"/>11.32</text:p>
          </table:table-cell>
          <table:table-cell table:style-name="ce35" office:value-type="float" office:value="198239" calcext:value-type="float">
            <text:p><text:s text:c="3"/>198,239</text:p>
          </table:table-cell>
          <table:table-cell table:style-name="ce25" office:value-type="float" office:value="7.6" calcext:value-type="float">
            <text:p><text:s text:c="3"/>7.60</text:p>
          </table:table-cell>
          <table:table-cell table:style-name="ce42" office:value-type="float" office:value="2051399" calcext:value-type="float">
            <text:p><text:s text:c="3"/>2,051,399</text:p>
          </table:table-cell>
          <table:table-cell table:style-name="ce25" office:value-type="float" office:value="78.64" calcext:value-type="float">
            <text:p><text:s text:c="3"/>78.64</text:p>
          </table:table-cell>
          <table:table-cell table:style-name="ce35" office:value-type="float" office:value="326602" calcext:value-type="float">
            <text:p><text:s text:c="3"/>326,602</text:p>
          </table:table-cell>
          <table:table-cell table:style-name="ce51" office:value-type="float" office:value="12.52" calcext:value-type="float">
            <text:p><text:s text:c="3"/>12.5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797" calcext:value-type="float">
            <text:p><text:s text:c="3"/>1,526,797</text:p>
          </table:table-cell>
          <table:table-cell table:style-name="ce18" office:value-type="float" office:value="60813" calcext:value-type="float">
            <text:p><text:s text:c="3"/>60,813</text:p>
          </table:table-cell>
          <table:table-cell table:style-name="ce25" office:value-type="float" office:value="3.98" calcext:value-type="float">
            <text:p><text:s text:c="3"/>3.98</text:p>
          </table:table-cell>
          <table:table-cell table:style-name="ce18" office:value-type="float" office:value="89216" calcext:value-type="float">
            <text:p><text:s text:c="3"/>89,216</text:p>
          </table:table-cell>
          <table:table-cell table:style-name="ce25" office:value-type="float" office:value="5.84" calcext:value-type="float">
            <text:p><text:s text:c="3"/>5.84</text:p>
          </table:table-cell>
          <table:table-cell table:style-name="ce18" office:value-type="float" office:value="178763" calcext:value-type="float">
            <text:p><text:s text:c="3"/>178,763</text:p>
          </table:table-cell>
          <table:table-cell table:style-name="ce25" office:value-type="float" office:value="11.71" calcext:value-type="float">
            <text:p><text:s text:c="3"/>11.71</text:p>
          </table:table-cell>
          <table:table-cell table:style-name="ce35" office:value-type="float" office:value="124157" calcext:value-type="float">
            <text:p><text:s text:c="3"/>124,157</text:p>
          </table:table-cell>
          <table:table-cell table:style-name="ce25" office:value-type="float" office:value="8.13" calcext:value-type="float">
            <text:p><text:s text:c="3"/>8.13</text:p>
          </table:table-cell>
          <table:table-cell table:style-name="ce42" office:value-type="float" office:value="1183535" calcext:value-type="float">
            <text:p><text:s text:c="3"/>1,183,535</text:p>
          </table:table-cell>
          <table:table-cell table:style-name="ce25" office:value-type="float" office:value="77.52" calcext:value-type="float">
            <text:p><text:s text:c="3"/>77.52</text:p>
          </table:table-cell>
          <table:table-cell table:style-name="ce35" office:value-type="float" office:value="150126" calcext:value-type="float">
            <text:p><text:s text:c="3"/>150,126</text:p>
          </table:table-cell>
          <table:table-cell table:style-name="ce51" office:value-type="float" office:value="9.83" calcext:value-type="float">
            <text:p><text:s text:c="3"/>9.8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1772" calcext:value-type="float">
            <text:p><text:s text:c="3"/>101,772</text:p>
          </table:table-cell>
          <table:table-cell table:style-name="ce18" office:value-type="float" office:value="5149" calcext:value-type="float">
            <text:p><text:s text:c="3"/>5,149</text:p>
          </table:table-cell>
          <table:table-cell table:style-name="ce25" office:value-type="float" office:value="5.06" calcext:value-type="float">
            <text:p><text:s text:c="3"/>5.06</text:p>
          </table:table-cell>
          <table:table-cell table:style-name="ce18" office:value-type="float" office:value="6808" calcext:value-type="float">
            <text:p><text:s text:c="3"/>6,808</text:p>
          </table:table-cell>
          <table:table-cell table:style-name="ce25" office:value-type="float" office:value="6.69" calcext:value-type="float">
            <text:p><text:s text:c="3"/>6.69</text:p>
          </table:table-cell>
          <table:table-cell table:style-name="ce18" office:value-type="float" office:value="11145" calcext:value-type="float">
            <text:p><text:s text:c="3"/>11,145</text:p>
          </table:table-cell>
          <table:table-cell table:style-name="ce25" office:value-type="float" office:value="10.95" calcext:value-type="float">
            <text:p><text:s text:c="3"/>10.95</text:p>
          </table:table-cell>
          <table:table-cell table:style-name="ce35" office:value-type="float" office:value="6464" calcext:value-type="float">
            <text:p><text:s text:c="3"/>6,464</text:p>
          </table:table-cell>
          <table:table-cell table:style-name="ce25" office:value-type="float" office:value="6.35" calcext:value-type="float">
            <text:p><text:s text:c="3"/>6.35</text:p>
          </table:table-cell>
          <table:table-cell table:style-name="ce42" office:value-type="float" office:value="81251" calcext:value-type="float">
            <text:p><text:s text:c="3"/>81,251</text:p>
          </table:table-cell>
          <table:table-cell table:style-name="ce25" office:value-type="float" office:value="79.84" calcext:value-type="float">
            <text:p><text:s text:c="3"/>79.84</text:p>
          </table:table-cell>
          <table:table-cell table:style-name="ce35" office:value-type="float" office:value="12159" calcext:value-type="float">
            <text:p><text:s text:c="3"/>12,159</text:p>
          </table:table-cell>
          <table:table-cell table:style-name="ce51" office:value-type="float" office:value="11.95" calcext:value-type="float">
            <text:p><text:s text:c="3"/>11.9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1890" calcext:value-type="float">
            <text:p><text:s text:c="3"/>91,890</text:p>
          </table:table-cell>
          <table:table-cell table:style-name="ce17" office:value-type="float" office:value="4664" calcext:value-type="float">
            <text:p><text:s text:c="3"/>4,664</text:p>
          </table:table-cell>
          <table:table-cell table:style-name="ce26" office:value-type="float" office:value="5.08" calcext:value-type="float">
            <text:p><text:s text:c="3"/>5.08</text:p>
          </table:table-cell>
          <table:table-cell table:style-name="ce17" office:value-type="float" office:value="6146" calcext:value-type="float">
            <text:p><text:s text:c="3"/>6,146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10013" calcext:value-type="float">
            <text:p><text:s text:c="3"/>10,013</text:p>
          </table:table-cell>
          <table:table-cell table:style-name="ce26" office:value-type="float" office:value="10.9" calcext:value-type="float">
            <text:p><text:s text:c="3"/>10.90</text:p>
          </table:table-cell>
          <table:table-cell table:style-name="ce34" office:value-type="float" office:value="5793" calcext:value-type="float">
            <text:p><text:s text:c="3"/>5,793</text:p>
          </table:table-cell>
          <table:table-cell table:style-name="ce26" office:value-type="float" office:value="6.3" calcext:value-type="float">
            <text:p><text:s text:c="3"/>6.30</text:p>
          </table:table-cell>
          <table:table-cell table:style-name="ce41" office:value-type="float" office:value="73432" calcext:value-type="float">
            <text:p><text:s text:c="3"/>73,432</text:p>
          </table:table-cell>
          <table:table-cell table:style-name="ce26" office:value-type="float" office:value="79.91" calcext:value-type="float">
            <text:p><text:s text:c="3"/>79.91</text:p>
          </table:table-cell>
          <table:table-cell table:style-name="ce34" office:value-type="float" office:value="11200" calcext:value-type="float">
            <text:p><text:s text:c="3"/>11,200</text:p>
          </table:table-cell>
          <table:table-cell table:style-name="ce52" office:value-type="float" office:value="12.19" calcext:value-type="float">
            <text:p><text:s text:c="3"/>12.1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82" calcext:value-type="float">
            <text:p><text:s text:c="3"/>9,882</text:p>
          </table:table-cell>
          <table:table-cell table:style-name="ce19" office:value-type="float" office:value="485" calcext:value-type="float">
            <text:p><text:s text:c="3"/>485</text:p>
          </table:table-cell>
          <table:table-cell table:style-name="ce27" office:value-type="float" office:value="4.91" calcext:value-type="float">
            <text:p><text:s text:c="3"/>4.91</text:p>
          </table:table-cell>
          <table:table-cell table:style-name="ce19" office:value-type="float" office:value="662" calcext:value-type="float">
            <text:p><text:s text:c="3"/>662</text:p>
          </table:table-cell>
          <table:table-cell table:style-name="ce27" office:value-type="float" office:value="6.7" calcext:value-type="float">
            <text:p><text:s text:c="3"/>6.70</text:p>
          </table:table-cell>
          <table:table-cell table:style-name="ce19" office:value-type="float" office:value="1132" calcext:value-type="float">
            <text:p><text:s text:c="3"/>1,132</text:p>
          </table:table-cell>
          <table:table-cell table:style-name="ce27" office:value-type="float" office:value="11.46" calcext:value-type="float">
            <text:p><text:s text:c="3"/>11.46</text:p>
          </table:table-cell>
          <table:table-cell table:style-name="ce36" office:value-type="float" office:value="671" calcext:value-type="float">
            <text:p><text:s text:c="3"/>671</text:p>
          </table:table-cell>
          <table:table-cell table:style-name="ce27" office:value-type="float" office:value="6.79" calcext:value-type="float">
            <text:p><text:s text:c="3"/>6.79</text:p>
          </table:table-cell>
          <table:table-cell table:style-name="ce43" office:value-type="float" office:value="7819" calcext:value-type="float">
            <text:p><text:s text:c="3"/>7,819</text:p>
          </table:table-cell>
          <table:table-cell table:style-name="ce27" office:value-type="float" office:value="79.12" calcext:value-type="float">
            <text:p><text:s text:c="3"/>79.12</text:p>
          </table:table-cell>
          <table:table-cell table:style-name="ce36" office:value-type="float" office:value="959" calcext:value-type="float">
            <text:p><text:s text:c="3"/>959</text:p>
          </table:table-cell>
          <table:table-cell table:style-name="ce53" office:value-type="float" office:value="9.7" calcext:value-type="float">
            <text:p><text:s text:c="3"/>9.70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8年10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09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09:19</meta:creation-date>
    <dc:creator>user</dc:creator>
    <dc:date>2009-10-06T15:10:00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